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69" calcext:value-type="float">
            <text:p>969</text:p>
          </table:table-cell>
          <table:table-cell table:style-name="ce7" table:formula="of:=COUNTIF([.B7:.B1095];&quot;X&quot;)" office:value-type="float" office:value="830" calcext:value-type="float">
            <text:p>830</text:p>
          </table:table-cell>
          <table:table-cell table:style-name="ce7" table:formula="of:=COUNTIF([.C7:.C1095];&quot;X&quot;)" office:value-type="float" office:value="17" calcext:value-type="float">
            <text:p>17</text:p>
          </table:table-cell>
          <table:table-cell table:style-name="ce7" table:formula="of:=COUNTIF([.D7:.D1095];&quot;X&quot;)" office:value-type="float" office:value="72" calcext:value-type="float">
            <text:p>72</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0" calcext:value-type="float">
            <text:p>110</text:p>
          </table:table-cell>
          <table:table-cell table:style-name="ce25" table:formula="of:=SUM([.B2:.F2])" office:value-type="float" office:value="1030" calcext:value-type="float">
            <text:p>103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3" table:number-rows-repeated="8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07">00/00/0000</text:date>, <text:time style:data-style-name="N2" text:time-value="21:14:33.01007081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8-07T21:15:38.794363221</dc:date>
    <meta:editing-duration>P1DT2H47M27S</meta:editing-duration>
    <meta:editing-cycles>967</meta:editing-cycles>
    <meta:document-statistic meta:table-count="1" meta:cell-count="5838" meta:object-count="0"/>
  </office:meta>
</office:document-meta>
</file>